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align="center" style:justify-single-word="false" fo:text-indent="-0.635cm" style:auto-text-indent="false" style:text-autospace="none" style:punctuation-wrap="simple"/>
      <style:text-properties style:use-window-font-color="true" fo:font-size="16pt" fo:language="ru" fo:country="RU" fo:font-weight="bold" style:font-name-asian="Arial Unicode MS1" style:font-size-asian="16pt" style:language-asian="none" style:country-asian="none" style:font-weight-asian="bold" style:font-name-complex="Tahoma2" style:font-size-complex="16pt" style:language-complex="none" style:country-complex="none" style:font-weight-complex="bold"/>
    </style:style>
    <style:style style:name="P2" style:family="paragraph" style:parent-style-name="Standard">
      <style:paragraph-properties fo:margin-left="0.635cm" fo:margin-right="0cm" fo:text-align="start" style:justify-single-word="false" fo:text-indent="0cm" style:auto-text-indent="false" style:text-autospace="none" style:punctuation-wrap="simple"/>
      <style:text-properties style:use-window-font-color="true" fo:font-size="12pt" fo:language="ru" fo:country="RU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P3" style:family="paragraph" style:parent-style-name="Standard">
      <style:paragraph-properties fo:margin-left="1.27cm" fo:margin-right="0cm" fo:text-align="justify" style:justify-single-word="false" fo:text-indent="-0.635cm" style:auto-text-indent="false" style:text-autospace="none" style:punctuation-wrap="simple"/>
    </style:style>
    <style:style style:name="P4" style:family="paragraph" style:parent-style-name="Standard">
      <style:paragraph-properties fo:margin-left="1.27cm" fo:margin-right="0cm" fo:text-align="justify" style:justify-single-word="false" fo:text-indent="-0.635cm" style:auto-text-indent="false" style:text-autospace="none" style:punctuation-wrap="simple"/>
      <style:text-properties style:use-window-font-color="true" fo:font-size="12pt" fo:language="ru" fo:country="RU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P5" style:family="paragraph" style:parent-style-name="Standard">
      <style:paragraph-properties fo:margin-left="0.635cm" fo:margin-right="0cm" fo:text-align="start" style:justify-single-word="false" fo:text-indent="0cm" style:auto-text-indent="false" style:text-autospace="none" style:punctuation-wrap="simpl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size="12pt" fo:language="ru" fo:country="RU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T2" style:family="text">
      <style:text-properties style:use-window-font-color="true" fo:font-size="12pt" fo:language="de" fo:country="DE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T3" style:family="text">
      <style:text-properties style:use-window-font-color="true" fo:font-size="12pt" fo:language="en" fo:country="US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T4" style:family="text">
      <style:text-properties fo:color="#000000" style:text-position="0% 100%" fo:font-size="12pt" fo:language="ru" fo:country="RU" fo:font-weight="normal" style:font-name-asian="Arial Unicode MS1" style:font-size-asian="12pt" style:language-asian="none" style:country-asian="none" style:font-weight-asian="normal" style:font-name-complex="Tahoma2" style:font-size-complex="12pt" style:language-complex="none" style:country-complex="none" style:font-weight-complex="normal"/>
    </style:style>
    <style:style style:name="T5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кета участника</text:p>
      <text:p text:style-name="P2">Ф.И.О. : Григорьев Семён Вячеславович</text:p>
      <text:p text:style-name="P2">Вуз : Санкт-Петербургский Государственный Университет</text:p>
      <text:p text:style-name="P2">Факультет : Математико-Механический</text:p>
      <text:p text:style-name="P2">Номер группы : 461</text:p>
      <text:p text:style-name="P2">Домашний адрес : Санкт-Петербург, Ропшинское шоссе, дом 13, квартира 87</text:p>
      <text:p text:style-name="P2">Телефон: 420-58-20 </text:p>
      <text:p text:style-name="P3"><text:span text:style-name="T1">Адрес электронной почты: </text:span><text:span text:style-name="T2">rsdpisu</text:span><text:span text:style-name="T3">y@gmail.com</text:span></text:p>
      <text:p text:style-name="P3"><text:span text:style-name="T1">Название секции: С2</text:span><text:span text:style-name="T4"> «Применение перспективных методов и технологий разработки программного обеспечения»</text:span></text:p>
      <text:p text:style-name="P4"><text:span text:style-name="T5">Предполагаемое название работы или доклада: Генератор синтаксических анализаторов для произвольных контекстно-свободных грамматик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10-03-07T10:58:29</meta:creation-date>
    <dc:creator>Semen</dc:creator>
    <dc:date>2010-03-07T10:58:53</dc:date>
    <dc:language>ru-RU</dc:languag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0" meta:character-count="525"/>
  </office:meta>
</office:document-meta>
</file>